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bab" officeooo:paragraph-rsid="0012abab"/>
    </style:style>
    <style:style style:name="P2" style:family="paragraph" style:parent-style-name="Standard">
      <style:text-properties officeooo:rsid="00131004" officeooo:paragraph-rsid="00131004"/>
    </style:style>
    <style:style style:name="P3" style:family="paragraph" style:parent-style-name="Standard">
      <style:text-properties officeooo:rsid="00146e12" officeooo:paragraph-rsid="00146e12"/>
    </style:style>
    <style:style style:name="P4" style:family="paragraph" style:parent-style-name="Standard">
      <style:text-properties officeooo:rsid="0014f467" officeooo:paragraph-rsid="0014f467"/>
    </style:style>
    <style:style style:name="P5" style:family="paragraph" style:parent-style-name="Standard">
      <style:text-properties officeooo:rsid="001525dd" officeooo:paragraph-rsid="001525dd"/>
    </style:style>
    <style:style style:name="P6" style:family="paragraph" style:parent-style-name="Standard">
      <style:text-properties officeooo:rsid="00156c48" officeooo:paragraph-rsid="00156c48"/>
    </style:style>
    <style:style style:name="T1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00627a" style:font-name="DejaVu Sans Mono" fo:font-size="9pt" fo:font-style="italic" fo:font-weight="normal" style:font-size-asian="9pt" style:font-style-asian="italic" style:font-weight-asian="normal"/>
    </style:style>
    <style:style style:name="T6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  <style:style style:name="T7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officeooo:rsid="0014f4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adcast Receiver to mechanizm który pozwala na odbieranie powiadomień z systemu lub innych aplikacji.</text:p>
      <text:p text:style-name="P1">Np. podłączenie telefonu do ładowania,.. odłączenie</text:p>
      <text:p text:style-name="P1">Zdarzenie →Powiadomienie → Broadcast Receiver</text:p>
      <text:p text:style-name="P1">Jeżeli zajdzie jakieś zdarzenie , system wysyła powiadomienie do wszystkich aplikacji co się stało. BR nasłuchuje takich powiadomień.</text:p>
      <text:p text:style-name="P2">Nasza aplikacja też może wysłać jakiś broadcast.</text:p>
      <text:p text:style-name="P2">Możemy też posługiwać się </text:p>
      <text:p text:style-name="P2"/>
      <text:p text:style-name="P3">1. Tworzymy klasę która rozszerza BroadcastReceiver</text:p>
      <text:p text:style-name="P3"/>
      <text:p text:style-name="P3"><text:span text:style-name="T1">class </text:span><text:span text:style-name="T2">MyBroadcastReceiver</text:span><text:span text:style-name="T3">: BroadcastReceiver() {</text:span><text:line-break/><text:span text:style-name="T3"> <text:s text:c="3"/></text:span><text:span text:style-name="T1">override fun </text:span><text:span text:style-name="T4">onReceive</text:span><text:span text:style-name="T3">(context: </text:span><text:span text:style-name="T2">Context</text:span><text:span text:style-name="T3">?, intent: </text:span><text:span text:style-name="T2">Intent</text:span><text:span text:style-name="T3">?) {</text:span><text:line-break/><text:span text:style-name="T3"> <text:s text:c="7"/></text:span><text:span text:style-name="T6">//intencje mają akcje</text:span><text:line-break/><text:span text:style-name="T6"> <text:s text:c="7"/>//Jeżeli dostaniemy powiadomienie i w tej intencji będzie taki ciąg znaków to zaragujemy</text:span><text:line-break/><text:span text:style-name="T6"> <text:s text:c="7"/></text:span><text:span text:style-name="T1">if</text:span><text:span text:style-name="T3">(intent?.</text:span><text:span text:style-name="T7">action</text:span><text:span text:style-name="T3">.</text:span><text:span text:style-name="T5">equals</text:span><text:span text:style-name="T3">(</text:span><text:span text:style-name="T2">Intent</text:span><text:span text:style-name="T3">.</text:span><text:span text:style-name="T7">ACTION_AIRPLANE_MODE_CHANGED</text:span><text:span text:style-name="T3">)){</text:span><text:line-break/><text:span text:style-name="T3"> <text:s text:c="11"/></text:span><text:span text:style-name="T2">Toast</text:span><text:span text:style-name="T3">.makeText(context, </text:span><text:span text:style-name="T9">"Tryb samolotowy"</text:span><text:span text:style-name="T3">,</text:span><text:span text:style-name="T2">Toast</text:span><text:span text:style-name="T3">.</text:span><text:span text:style-name="T7">LENGTH_LONG</text:span><text:span text:style-name="T3">).show()</text:span><text:line-break/><text:span text:style-name="T3"> <text:s text:c="7"/>}</text:span><text:line-break/><text:span text:style-name="T3"> <text:s text:c="3"/>}</text:span><text:line-break/><text:span text:style-name="T3">}</text:span></text:p>
      <text:p text:style-name="P3"/>
      <text:p text:style-name="P3">Metoda onReceive odbiera intencje i rozpoznaje czy jest tam akcja z określonym ciągiem znaków.</text:p>
      <text:p text:style-name="P3"/>
      <text:p text:style-name="P3">2. Trzeba zarejestrować ten Receiver <text:span text:style-name="T10">w aktywności. Czy dopóki nasza aktywność istnieje to będziemy nasłuchiwać.</text:span></text:p>
      <text:p text:style-name="P4">Tworze zmienną BroadcastReciever i rejestruje ją w metodzie onResume</text:p>
      <text:p text:style-name="P4"><text:span text:style-name="T1">private lateinit var </text:span><text:span text:style-name="T8">myBroadcastReceiver</text:span><text:span text:style-name="T3">: </text:span><text:span text:style-name="T2">MyBroadcastReceiver</text:span></text:p>
      <text:p text:style-name="P4"/>
      <text:p text:style-name="P4"><text:span text:style-name="T1">override fun </text:span><text:span text:style-name="T4">onResume</text:span><text:span text:style-name="T3">() {</text:span><text:line-break/><text:span text:style-name="T3"> <text:s text:c="3"/></text:span><text:span text:style-name="T1">super</text:span><text:span text:style-name="T3">.onResume()</text:span><text:line-break/><text:span text:style-name="T3"> <text:s text:c="3"/></text:span><text:span text:style-name="T8">myBroadcastReceiver </text:span><text:span text:style-name="T3">= MyBroadcastReceiver()</text:span><text:line-break/><text:span text:style-name="T3"> <text:s text:c="3"/>registerReceiver(</text:span><text:span text:style-name="T8">myBroadcastReceiver</text:span><text:span text:style-name="T3">, IntentFilter(</text:span><text:span text:style-name="T2">Intent</text:span><text:span text:style-name="T3">.</text:span><text:span text:style-name="T7">ACTION_AIRPLANE_MODE_CHANGED</text:span><text:span text:style-name="T3">))</text:span><text:line-break/><text:span text:style-name="T3">}</text:span></text:p>
      <text:p text:style-name="P4"/>
      <text:p text:style-name="P4">W metodzie onPause odrejestrowujemy receivera żeby nie działał jak aplikacja jest w tle</text:p>
      <text:p text:style-name="P4"/>
      <text:p text:style-name="P4"><text:span text:style-name="T1">override fun </text:span><text:span text:style-name="T4">onPause</text:span><text:span text:style-name="T3">() {</text:span><text:line-break/><text:span text:style-name="T3"> <text:s text:c="3"/></text:span><text:span text:style-name="T1">super</text:span><text:span text:style-name="T3">.onPause()</text:span><text:line-break/><text:span text:style-name="T3"> <text:s text:c="3"/>unregisterReceiver(</text:span><text:span text:style-name="T8">myBroadcastReceiver</text:span><text:span text:style-name="T3">)</text:span><text:line-break/><text:span text:style-name="T3">}</text:span></text:p>
      <text:p text:style-name="P4"/>
      <text:p text:style-name="P4"/>
      <text:p text:style-name="P5">Tryb samolotowy się nie wyłączał więc podłączyłem wyłączanie i włączanie wifi</text:p>
      <text:p text:style-name="P5"><text:span text:style-name="T1">class </text:span><text:span text:style-name="T2">MyBroadcastReceiver</text:span><text:span text:style-name="T3">: BroadcastReceiver() {</text:span><text:line-break/><text:span text:style-name="T3"> <text:s text:c="3"/></text:span><text:span text:style-name="T1">override fun </text:span><text:span text:style-name="T4">onReceive</text:span><text:span text:style-name="T3">(context: </text:span><text:span text:style-name="T2">Context</text:span><text:span text:style-name="T3">?, intent: </text:span><text:span text:style-name="T2">Intent</text:span><text:span text:style-name="T3">?) {</text:span><text:line-break/><text:span text:style-name="T3"> <text:s text:c="7"/></text:span><text:span text:style-name="T6">//intencje mają akcje</text:span><text:line-break/><text:span text:style-name="T6"> <text:s text:c="7"/>//Jeżeli dostaniemy powiadomienie i w tej intencji będzie taki ciąg znaków to zaragujemy</text:span><text:line-break/><text:span text:style-name="T6"> <text:s text:c="7"/></text:span><text:span text:style-name="T1">if</text:span><text:span text:style-name="T3">(intent?.</text:span><text:span text:style-name="T7">action</text:span><text:span text:style-name="T3">.</text:span><text:span text:style-name="T5">equals</text:span><text:span text:style-name="T3">(</text:span><text:span text:style-name="T2">WifiManager</text:span><text:span text:style-name="T3">.</text:span><text:span text:style-name="T7">NETWORK_STATE_CHANGED_ACTION</text:span><text:span text:style-name="T3">)){</text:span><text:line-break/><text:span text:style-name="T3"> <text:s text:c="11"/></text:span><text:span text:style-name="T2">Toast</text:span><text:span text:style-name="T3">.makeText(context, </text:span><text:span text:style-name="T9">"Wyłączenie/Włączenie wifi"</text:span><text:span text:style-name="T3">,</text:span><text:span text:style-name="T2">Toast</text:span><text:span text:style-name="T3">.</text:span><text:span text:style-name="T7">LENGTH_LONG</text:span><text:span text:style-name="T3">).show()</text:span><text:line-break/><text:span text:style-name="T3"> <text:s text:c="7"/>}</text:span><text:line-break/><text:span text:style-name="T3"> <text:s text:c="3"/>}</text:span><text:line-break/><text:span text:style-name="T3">}</text:span></text:p>
      <text:p text:style-name="P5"/>
      <text:p text:style-name="P5"/>
      <text:p text:style-name="P3"><text:span text:style-name="T1">override fun </text:span><text:span text:style-name="T4">onResume</text:span><text:span text:style-name="T3">() {</text:span><text:line-break/><text:span text:style-name="T3"> <text:s text:c="3"/></text:span><text:span text:style-name="T1">super</text:span><text:span text:style-name="T3">.onResume()</text:span><text:line-break/><text:span text:style-name="T3"> <text:s text:c="3"/></text:span><text:span text:style-name="T8">myBroadcastReceiver </text:span><text:span text:style-name="T3">= MyBroadcastReceiver()</text:span><text:line-break/><text:soft-page-break/><text:span text:style-name="T3"> <text:s text:c="3"/>registerReceiver(</text:span><text:span text:style-name="T8">myBroadcastReceiver</text:span><text:span text:style-name="T3">, IntentFilter(</text:span><text:span text:style-name="T2">WifiManager</text:span><text:span text:style-name="T3">.</text:span><text:span text:style-name="T7">NETWORK_STATE_CHANGED_ACTION</text:span><text:span text:style-name="T3">))</text:span><text:line-break/><text:span text:style-name="T3">}</text:span></text:p>
      <text:p text:style-name="P3"/>
      <text:p text:style-name="P3"/>
      <text:p text:style-name="P6">3. Możemy dodać receivera do Manifestu ale będzie on działał cały czas nie tylko w czasie działania naszej aplikacji. Działa to tylko do API 26.</text:p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2:16:08.948025327</meta:creation-date>
    <meta:generator>LibreOffice/6.4.6.2$Linux_X86_64 LibreOffice_project/40$Build-2</meta:generator>
    <dc:date>2020-11-24T18:46:23.182770200</dc:date>
    <meta:editing-duration>PT6H9M53S</meta:editing-duration>
    <meta:editing-cycles>4</meta:editing-cycles>
    <meta:document-statistic meta:table-count="0" meta:image-count="0" meta:object-count="0" meta:page-count="2" meta:paragraph-count="19" meta:word-count="249" meta:character-count="2407" meta:non-whitespace-character-count="2040"/>
  </office:meta>
</office:document-meta>
</file>